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fd</text:p>
          </table:table-cell>
          <table:table-cell table:formula="of:=((HEX2DEC([.B4])*256)+(HEX2DEC([.C4])))/1000" office:value-type="float" office:value="3.325" calcext:value-type="float">
            <text:p>3,32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c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HEX2DEC([.B7])+(HEX2DEC([.C7])*256))+(HEX2DEC([.D7])*256*256)+(HEX2DEC([.E7])*256*256*256))/1000" office:value-type="float" office:value="249.199" calcext:value-type="float">
            <text:p>249,199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table:formula="of:=((HEX2DEC([.B10])+(HEX2DEC([.C10])*256))+(HEX2DEC([.D10])*256*256)+(HEX2DEC([.E10])*256*256*256))/1000" office:value-type="float" office:value="12974.418" calcext:value-type="float">
            <text:p>12974,418</text:p>
          </table:table-cell>
          <table:table-cell office:value-type="string" calcext:value-type="string">
            <text:p>W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22:25:15.647000000</dc:date>
    <meta:editing-duration>PT23M34S</meta:editing-duration>
    <meta:editing-cycles>4</meta:editing-cycles>
    <meta:generator>LibreOffice/7.1.0.3$Windows_X86_64 LibreOffice_project/f6099ecf3d29644b5008cc8f48f42f4a40986e4c</meta:generator>
    <meta:document-statistic meta:table-count="1" meta:cell-count="26" meta:object-count="0"/>
  </office:meta>
</office:document-meta>
</file>